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4819*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2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naslov_5f_vrh" text:outline-level="3" text:is-list-header="true">Univerzitet Džemal Bijedić Mostar</text:h>
      <text:h text:style-name="naslov_5f_vrh" text:outline-level="3" text:is-list-header="true">Fakultet informacionih tehnologija Mostar</text:h>
      <text:p text:style-name="Standard"/>
      <text:h text:style-name="naslov_5f_vrh_5f_datum" text:outline-level="3" text:is-list-header="true">Mostar, 19.10.2010</text:h>
      <text:p text:style-name="Standard"/>
      <text:p text:style-name="Standard"/>
      <text:p text:style-name="Standard"/>
      <text:p text:style-name="Standard"/>
      <text:h text:style-name="naslov_5f_naslov" text:outline-level="1" text:is-list-header="true"/>
      <text:h text:style-name="naslov_5f_naslov" text:outline-level="1" text:is-list-header="true">UPR – Uvod u programiranje</text:h>
      <text:p text:style-name="P1"/>
      <text:h text:style-name="naslov_5f_podnaslov" text:outline-level="1" text:is-list-header="true">Seminarski rad</text:h>
      <text:p text:style-name="P1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2" table:style-name="Tabela2">
        <table:table-column table:style-name="Tabela2.A" table:number-columns-repeated="2"/>
        <table:table-row>
          <table:table-cell office:value-type="string">
            <text:p text:style-name="P2"/>
          </table:table-cell>
          <table:table-cell office:value-type="string">
            <text:p text:style-name="P3">Student: Husremović Ernad, DL 2792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/>
      <text:h text:style-name="P11" text:outline-level="2">Pozadina</text:h>
      <text:p text:style-name="Text_20_body">Student je položio ispit “Programiranje 1” na ETF-u Sarajevo. <text:s/>Na tom predmetu je korišten programski jezik Pascal.</text:p>
      <text:p text:style-name="Text_20_body">Svrha ovog seminarskog je demonstracija vještina u korištenju programskog jezika C/C++.</text:p>
      <text:p text:style-name="Text_20_body">Seminarski treba da sadrži praktični rad po izboru studenta, koji će obuhvatiti sve programske strukture i elemente koji se obrađuju na ovom predmetu.</text:p>
      <text:h text:style-name="Heading_20_2" text:outline-level="2">Uvod</text:h>
      <text:p text:style-name="Text_20_body">Iskreno rečeno, najteži dio posla za mene je odabir programskog zadatka koji će zadovoljiti zahtjeve nastavnika, a ujedno predstavljati neki smislen programski kod :(.</text:p>
      <text:p text:style-name="Text_20_body">Kako se moja firma bavi izradom poslovnih programskih rješenja, odlučio sam da odaberem neki segment iz naših aplikacija i napravim ga u C/C++. </text:p>
      <text:p text:style-name="Text_20_body">Odabrao sam izradu – štampu porezne fakture, naravno u pojednostavljenoj formi :).</text:p>
      <text:p text:style-name="Text_20_body"/>
      <text:h text:style-name="P11" text:outline-level="2">Programski zadatak</text:h>
      <text:p text:style-name="Text_20_body">Napraviti program koji će na osnovu predefinisanog seta (statički šifrarnici) ulaznih podataka generisati poreznu fakturu.</text:p>
      <text:h text:style-name="Heading_20_3" text:outline-level="3">Ulazni podaci</text:h>
      <text:p text:style-name="Text_20_body"/>
      <text:p text:style-name="Text_20_body">Korisnik će imati na izbor odabir sljedećih predefinisanih podataka:</text:p>
      <text:p text:style-name="P5">Partneri (Kupci):</text:p>
      <text:list xml:id="list577067538" text:style-name="L2">
        <text:list-item>
          <text:p text:style-name="P6">P1 – Rama-glas Sarajevo</text:p>
        </text:list-item>
        <text:list-item>
          <text:p text:style-name="P6">P2 – Finkon Sarajevo</text:p>
        </text:list-item>
        <text:list-item>
          <text:p text:style-name="P6">P3 – Agencija GM Konjic</text:p>
        </text:list-item>
      </text:list>
      <text:p text:style-name="Text_20_body"/>
      <text:p text:style-name="P5">Dobra (roba/usluge) koja se fakturišu kupcima:</text:p>
      <text:list xml:id="list492875147" text:style-name="L3">
        <text:list-item>
          <text:p text:style-name="P7">D1 – Programerska aktivnost – 90 KM/h (cijena bez PDV)</text:p>
        </text:list-item>
        <text:list-item>
          <text:p text:style-name="P7">D2 – System admin aktivnost - 60 KM/h</text:p>
        </text:list-item>
        <text:list-item>
          <text:p text:style-name="P7">D3 – Servisna aktivnost – 50 KM/h</text:p>
        </text:list-item>
      </text:list>
      <text:p text:style-name="Text_20_body"/>
      <text:p text:style-name="Text_20_body">Porezna stopa PDV = 17%</text:p>
      <text:p text:style-name="Text_20_body"/>
      <text:h text:style-name="Heading_20_3" text:outline-level="3">User story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rajni rezultat treba da <text:s/>bude tekstualni izlaz ovog izgleda:</text:p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Reference</text:h>
      <text:p text:style-name="Text_20_body"><text:span text:style-name="Citation"/></text:p>
      <text:p text:style-name="Text_20_body"><text:span text:style-name="Citation">Google pretraga/internet sadržaji</text:span></text:p>
      <text:list xml:id="list1661725397" text:style-name="L4">
        <text:list-item>
          <text:p text:style-name="P8"><text:span text:style-name="Citation">content.hccfl.edu/pollock/CPlus/IOStream.doc</text:span></text:p>
        </text:list-item>
      </text:list>
      <text:h text:style-name="Heading_20_2" text:outline-level="2">Radno okruženje</text:h>
      <text:p text:style-name="Text_20_body"/>
      <text:list xml:id="list1461593050" text:style-name="L1">
        <text:list-item>
          <text:p text:style-name="P4"><text:soft-page-break/>Radna stanica OS: Ubuntu desktop 10.04</text:p>
        </text:list-item>
        <text:list-item>
          <text:p text:style-name="P4">Aplikacije:</text:p>
        </text:list-item>
        <text:list-item>
          <text:p text:style-name="P9">Openoffice 3.2</text:p>
        </text:list-item>
        <text:list-item>
          <text:p text:style-name="P9">Eclipse 3.5.2</text:p>
        </text:list-item>
        <text:list-item>
          <text:p text:style-name="P9">vi editor</text:p>
        </text:list-item>
        <text:list-item>
          <text:p text:style-name="P4">compiler: gcc 4.4.3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ngout </meta:initial-creator>
    <meta:creation-date>2010-04-19T09:24:11</meta:creation-date>
    <dc:date>2010-04-19T11:54:38</dc:date>
    <dc:creator>bringout </dc:creator>
    <meta:editing-duration>PT02H30M28S</meta:editing-duration>
    <meta:editing-cycles>4</meta:editing-cycles>
    <meta:generator>OpenOffice.org/3.2$Unix OpenOffice.org_project/320m12$Build-9483</meta:generator>
    <meta:document-statistic meta:table-count="1" meta:image-count="0" meta:object-count="0" meta:page-count="4" meta:paragraph-count="39" meta:word-count="259" meta:character-count="1712"/>
  </office:meta>
</office:document-meta>
</file>